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19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3.3337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5.92666666666667cm"/>
    </style:style>
    <style:style style:name="co20" style:family="table-column">
      <style:table-column-properties fo:break-before="auto" style:column-width="5.45041666666667cm"/>
    </style:style>
    <style:style style:name="co21" style:family="table-column">
      <style:table-column-properties fo:break-before="auto" style:column-width="3.43958333333333cm" style:use-optimal-column-width="true"/>
    </style:style>
    <style:style style:name="co2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ompanhe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Projet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Tarefa pai</text:p>
          </table:table-cell>
          <table:table-cell office:value-type="string" table:style-name="ce2">
            <text:p>Situação</text:p>
          </table:table-cell>
          <table:table-cell office:value-type="string" table:style-name="ce2">
            <text:p>Prioridad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Atribuído para</text:p>
          </table:table-cell>
          <table:table-cell office:value-type="string" table:style-name="ce2">
            <text:p>Alterado em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Versão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Data prevista</text:p>
          </table:table-cell>
          <table:table-cell office:value-type="string" table:style-name="ce3">
            <text:p>Tempo estimado</text:p>
          </table:table-cell>
          <table:table-cell office:value-type="string" table:style-name="ce3">
            <text:p>Tempo gasto</text:p>
          </table:table-cell>
          <table:table-cell office:value-type="string" table:style-name="ce3">
            <text:p>% Terminado</text:p>
          </table:table-cell>
          <table:table-cell office:value-type="string" table:style-name="ce3">
            <text:p>Criado em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URL Docs</text:p>
          </table:table-cell>
          <table:table-cell office:value-type="string" table:style-name="ce3">
            <text:p>Apoio 01</text:p>
          </table:table-cell>
          <table:table-cell office:value-type="string" table:style-name="ce3">
            <text:p>Apoio 02</text:p>
          </table:table-cell>
          <table:table-cell office:value-type="string" table:style-name="ce3">
            <text:p>Apoio 03</text:p>
          </table:table-cell>
          <table:table-cell office:value-type="string" table:style-name="ce3">
            <text:p>Revisão SVN</text:p>
          </table:table-cell>
          <table:table-cell office:value-type="string" table:style-name="ce3">
            <text:p>URL Requisitos</text:p>
          </table:table-cell>
          <table:table-cell office:value-type="string" table:style-name="ce3">
            <text:p>Area de processo</text:p>
          </table:table-cell>
          <table:table-cell office:value-type="string" table:style-name="ce3">
            <text:p>Privado</text:p>
          </table:table-cell>
          <table:table-cell table:number-columns-repeated="16357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r serviços no client para integ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date" office:date-value="2013-12-03T00:00:00" table:style-name="ce5">
            <text:p>03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Finalizar integração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17 h</text:p>
          </table:table-cell>
          <table:table-cell table:number-columns-repeated="2" table:style-name="ce4"/>
          <table:table-cell office:value-type="date" office:date-value="2013-12-02T00:00:00" table:style-name="ce5">
            <text:p>02/12/2013</text:p>
          </table:table-cell>
          <table:table-cell table:style-name="ce4"/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2/12/2013 19:17 h</text:p>
          </table:table-cell>
          <table:table-cell table:number-columns-repeated="2" table:style-name="ce4"/>
          <table:table-cell office:value-type="string" table:style-name="ce4">
            <text:p>Cláudio Cavalcante Tonhá</text:p>
          </table:table-cell>
          <table:table-cell office:value-type="string" table:style-name="ce4">
            <text:p>Bruno Césa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23" table:style-name="ce4">
            <text:p>3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fatorar a tela do relatório, substituindo o campo do contato pelos campos de telefone e email.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1/12/2013 17:52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2/2013 17:49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2" table:style-name="ce4">
            <text:p>3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ação dos endpoints REST disponibilizado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21:51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3.5" table:style-name="ce4">
            <text:p>3,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1/12/2013 10:37 h</text:p>
          </table:table-cell>
          <table:table-cell table:number-columns-repeated="5" table:style-name="ce4"/>
          <table:table-cell office:value-type="float" office:value="579" table:style-name="ce4">
            <text:p>579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Framework de persistência não deve retornar entidades "compositoras" que são Hidden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3/12/2013 09:02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2/2013 10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0" table:style-name="ce4">
            <text:p>3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justar o código do Web Service conforme as métricas de Código Fonte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02/12/2013 13:28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2/2013 10:20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19" table:style-name="ce4">
            <text:p>3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318: Casos de Teste da API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star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30/11/2013 12:16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6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318" table:style-name="ce4">
            <text:p>3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asos de Teste da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30/11/2013 12:16 h</text:p>
          </table:table-cell>
          <table:table-cell table:number-columns-repeated="2" table:style-name="ce4"/>
          <table:table-cell office:value-type="date" office:date-value="2013-12-01T00:00:00" table:style-name="ce5">
            <text:p>01/12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5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317" table:style-name="ce4">
            <text:p>3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Teste API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02/12/2013 23:18 h</text:p>
          </table:table-cell>
          <table:table-cell table:number-columns-repeated="2" table:style-name="ce4"/>
          <table:table-cell office:value-type="date" office:date-value="2013-11-30T00:00:00" table:style-name="ce5">
            <text:p>30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30/11/2013 12:15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16" table:style-name="ce4">
            <text:p>3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10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30/11/2013 12:14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30T00:00:00" table:style-name="ce5">
            <text:p>30/11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30/11/2013 12:14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6" table:visibility="filter">
          <table:table-cell office:value-type="float" office:value="315" table:style-name="ce4">
            <text:p>3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14: Sprint10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10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30/11/2013 12:13 h</text:p>
          </table:table-cell>
          <table:table-cell table:number-columns-repeated="2" table:style-name="ce4"/>
          <table:table-cell office:value-type="date" office:date-value="2013-11-30T00:00:00" table:style-name="ce5">
            <text:p>30/11/2013</text:p>
          </table:table-cell>
          <table:table-cell office:value-type="date" office:date-value="2013-12-05T00:00:00" table:style-name="ce5">
            <text:p>05/12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0/11/2013 12:13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314" table:style-name="ce4">
            <text:p>3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10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9:59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30/11/2013 12:12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inconsistências<text:s/>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2/12/2013 19:23 h</text:p>
          </table:table-cell>
          <table:table-cell table:number-columns-repeated="2" table:style-name="ce4"/>
          <table:table-cell office:value-type="date" office:date-value="2013-11-29T00:00:00" table:style-name="ce5">
            <text:p>29/11/2013</text:p>
          </table:table-cell>
          <table:table-cell office:value-type="date" office:date-value="2013-12-03T00:00:00" table:style-name="ce5">
            <text:p>03/12/2013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29/11/2013 22:1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311" table:style-name="ce4">
            <text:p>3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0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9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310" table:style-name="ce4">
            <text:p>3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seline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0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309" table:style-name="ce4">
            <text:p>3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Mudança item de Baseline<text:s/>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9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" table:style-name="ce4">
            <text:p>1</text:p>
          </table:table-cell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8/11/2013 20:42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8" table:visibility="filter">
          <table:table-cell office:value-type="float" office:value="308" table:style-name="ce4">
            <text:p>30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307: Validação e Verificação dos Requisitos, Caso de Uso e Protótipo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úvidas referente a interface em relação aos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8/11/2013 13:34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07" table:style-name="ce4">
            <text:p>3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e Verificação dos Requisitos, Caso de Uso e Protótip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8/11/2013 22:46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8/11/2013 13:31 h</text:p>
          </table:table-cell>
          <table:table-cell table:number-columns-repeated="2" table:style-name="ce4"/>
          <table:table-cell office:value-type="string" table:style-name="ce4">
            <text:p>Thais Cardoso Moura de Souz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305" table:style-name="ce4">
            <text:p>3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3: Validação de Requisito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<text:s/>não conformidade requisito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8/11/2013 09:07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4" table:style-name="ce4">
            <text:p>3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43: Executar checklists de medição e testes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não conformidade Teste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8/11/2013 09:04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2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3" table:style-name="ce4">
            <text:p>3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43: Executar checklists de medição e testes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medição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7/11/2013 21:19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7/11/2013 21:1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2" table:style-name="ce4">
            <text:p>3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e Verificação entre Requisitos e Arquitetura e Requisitos e Modelo Lógic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2:14 h</text:p>
          </table:table-cell>
          <table:table-cell table:number-columns-repeated="2" table:style-name="ce4"/>
          <table:table-cell office:value-type="date" office:date-value="2013-11-25T00:00:00" table:style-name="ce5">
            <text:p>25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7.5" table:style-name="ce4">
            <text:p>7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7/11/2013 08:4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300" table:style-name="ce4">
            <text:p>3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4: Validação do Projeto e Construção do Produt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documento de arquitetur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42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1-29T00:00:00" table:style-name="ce5">
            <text:p>29/11/20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6/11/2013 11:08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3" table:visibility="filter">
          <table:table-cell office:value-type="float" office:value="299" table:style-name="ce4">
            <text:p>2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64: Validação do Projeto e Construção do Produto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documento de arquitetur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9/11/2013 13:29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26/11/2013 11:07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298" table:style-name="ce4">
            <text:p>2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Verificar e Validar os Casos de Uso de acordo com a EOR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1/12/2013 08:58 h</text:p>
          </table:table-cell>
          <table:table-cell table:number-columns-repeated="2" table:style-name="ce4"/>
          <table:table-cell office:value-type="date" office:date-value="2013-11-24T00:00:00" table:style-name="ce5">
            <text:p>24/11/2013</text:p>
          </table:table-cell>
          <table:table-cell office:value-type="date" office:date-value="2013-12-04T00:00:00" table:style-name="ce5">
            <text:p>04/12/20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24/11/2013 17:25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297" table:style-name="ce4">
            <text:p>2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Confeccionar o Termo de Aceitação de Requisitos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9 h</text:p>
          </table:table-cell>
          <table:table-cell table:number-columns-repeated="2" table:style-name="ce4"/>
          <table:table-cell office:value-type="date" office:date-value="2013-11-24T00:00:00" table:style-name="ce5">
            <text:p>24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4/11/2013 17:10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9" table:visibility="filter">
          <table:table-cell office:value-type="float" office:value="296" table:style-name="ce4">
            <text:p>29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8</text:p>
          </table:table-cell>
          <table:table-cell office:value-type="string" table:style-name="ce4">
            <text:p>Danillo Pinheiro Neto</text:p>
          </table:table-cell>
          <table:table-cell table:style-name="ce4"/>
          <table:table-cell office:value-type="string" table:style-name="ce4">
            <text:p>24/11/2013 11:01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4/11/2013 10:5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295" table:style-name="ce4">
            <text:p>2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9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2/11/2013 09:31 h</text:p>
          </table:table-cell>
          <table:table-cell table:number-columns-repeated="2" table:style-name="ce4"/>
          <table:table-cell office:value-type="date" office:date-value="2013-11-28T00:00:00" table:style-name="ce5">
            <text:p>28/11/2013</text:p>
          </table:table-cell>
          <table:table-cell office:value-type="date" office:date-value="2013-11-28T00:00:00" table:style-name="ce5">
            <text:p>28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2/11/2013 09:3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4" table:style-name="ce4">
            <text:p>2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9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7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2T00:00:00" table:style-name="ce5">
            <text:p>22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1/2013 09:30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9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2/2013 17:5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22/11/2013 09:2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292" table:style-name="ce4">
            <text:p>2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270: Verificar o Plano de Qualidade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no Plano de Qualidade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8/11/2013 13:13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1/11/2013 22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>
          <table:table-cell office:value-type="float" office:value="291" table:style-name="ce4">
            <text:p>2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9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21:26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90" table:style-name="ce4">
            <text:p>2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seline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08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20:52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9" table:style-name="ce4">
            <text:p>2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iretórios dos relatórios individu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19:45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elatório de Estado da Configuraçã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19:23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1/2013 19:21 h</text:p>
          </table:table-cell>
          <table:table-cell table:number-columns-repeated="2" table:style-name="ce4"/>
          <table:table-cell office:value-type="string" table:style-name="ce4">
            <text:p>Marcos Paulo Vieira De Melo Junior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7" table:style-name="ce4">
            <text:p>2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s para consumo das entidades de Persistência e Interação do RELPREV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29/11/2013 20:38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9/11/2013 13:32 h</text:p>
          </table:table-cell>
          <table:table-cell table:number-columns-repeated="5" table:style-name="ce4"/>
          <table:table-cell office:value-type="float" office:value="565" table:style-name="ce4">
            <text:p>565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pear entidades de Persitência e criar respectivos Repositório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15T00:00:00" table:style-name="ce5">
            <text:p>15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9/11/2013 13:30 h</text:p>
          </table:table-cell>
          <table:table-cell table:number-columns-repeated="5" table:style-name="ce4"/>
          <table:table-cell office:value-type="float" office:value="482" table:style-name="ce4">
            <text:p>482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Geração de relatórios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18/11/2013 23:41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23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0" table:visibility="filter">
          <table:table-cell office:value-type="float" office:value="284" table:style-name="ce4">
            <text:p>2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o Desenvolviment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8/11/2013 23:24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23:24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83" table:style-name="ce4">
            <text:p>2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os Relatórios de Testes Funcionias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34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1" table:visibility="filter">
          <table:table-cell office:value-type="float" office:value="282" table:style-name="ce4">
            <text:p>2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Testes Funcionais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33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0" table:visibility="filter">
          <table:table-cell office:value-type="float" office:value="281" table:style-name="ce4">
            <text:p>2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Modelo de Dados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80" table:style-name="ce4">
            <text:p>2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Us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28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79" table:style-name="ce4">
            <text:p>2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os Relatórios de Mediç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1/11/2013 19:3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8/11/2013 12:26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8" table:style-name="ce4">
            <text:p>2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Logs de Defeitos de Validaç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7/11/2013 08:28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7" table:style-name="ce4">
            <text:p>2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ponibilizar Documento de Custos do Projeto</text:p>
          </table:table-cell>
          <table:table-cell office:value-type="string" table:style-name="ce4">
            <text:p>Jonathan da Silva Pereira</text:p>
          </table:table-cell>
          <table:table-cell table:style-name="ce4"/>
          <table:table-cell office:value-type="string" table:style-name="ce4">
            <text:p>18/11/2013 12:22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2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6" table:style-name="ce4">
            <text:p>2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lterar o Processo Padrã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00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18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5" table:style-name="ce4">
            <text:p>2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ocumento de Análise de Viabilidade do Projet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8/11/2013 12:16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1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2" table:visibility="filter">
          <table:table-cell office:value-type="float" office:value="274" table:style-name="ce4">
            <text:p>2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a Matriz de Rastreabilidade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7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1/2013 12:12 h</text:p>
          </table:table-cell>
          <table:table-cell table:number-columns-repeated="7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133: Tratamento de não conformidades até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o Termo de Abertura do Projeto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0T00:00:00" table:style-name="ce5">
            <text:p>20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12:08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2" table:style-name="ce4">
            <text:p>2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speção nos artefatos PCP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08 h</text:p>
          </table:table-cell>
          <table:table-cell table:number-columns-repeated="2" table:style-name="ce4"/>
          <table:table-cell office:value-type="date" office:date-value="2013-11-22T00:00:00" table:style-name="ce5">
            <text:p>22/11/2013</text:p>
          </table:table-cell>
          <table:table-cell office:value-type="date" office:date-value="2013-11-22T00:00:00" table:style-name="ce5">
            <text:p>22/11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8/11/2013 09:2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Guilherme Pereira de Paula</text:p>
          </table:table-cell>
          <table:table-cell table:number-columns-repeated="2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71" table:style-name="ce4">
            <text:p>2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Roteiros de Teste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18/11/2013 08:37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o Plano de Qualidade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10 h</text:p>
          </table:table-cell>
          <table:table-cell table:number-columns-repeated="2" table:style-name="ce4"/>
          <table:table-cell office:value-type="date" office:date-value="2013-11-21T00:00:00" table:style-name="ce5">
            <text:p>21/11/2013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1/2013 08:29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equipes Sprint 8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16T00:00:00" table:style-name="ce5">
            <text:p>16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6/11/2013 11:20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rmazenamento de anex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7/11/2013 23:13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21T00:00:00" table:style-name="ce5">
            <text:p>2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6/11/2013 11:19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67" table:style-name="ce4">
            <text:p>2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ar Serviç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18/11/2013 19:45 h</text:p>
          </table:table-cell>
          <table:table-cell table:number-columns-repeated="2" table:style-name="ce4"/>
          <table:table-cell office:value-type="date" office:date-value="2013-11-16T00:00:00" table:style-name="ce5">
            <text:p>16/11/2013</text:p>
          </table:table-cell>
          <table:table-cell office:value-type="date" office:date-value="2013-11-19T00:00:00" table:style-name="ce5">
            <text:p>19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6/11/2013 11:18 h</text:p>
          </table:table-cell>
          <table:table-cell table:number-columns-repeated="2" table:style-name="ce4"/>
          <table:table-cell office:value-type="string" table:style-name="ce4">
            <text:p>Danilo Guimarães Justino Lemes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Homologaçã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29/11/2013 20:10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7T00:00:00" table:style-name="ce5">
            <text:p>17/11/2013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53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Projeto e Construção do Produt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11 h</text:p>
          </table:table-cell>
          <table:table-cell table:number-columns-repeated="2" table:style-name="ce4"/>
          <table:table-cell office:value-type="date" office:date-value="2013-11-26T00:00:00" table:style-name="ce5">
            <text:p>26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14/11/2013 21:44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e Requisito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38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ponentes de seleção de data e hor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03/12/2013 08:2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21:3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mplementar layout da tela de impressão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1/12/2013 17:11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1T00:00:00" table:style-name="ce5">
            <text:p>01/12/201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14/11/2013 21:30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Laudo de qualidade de produto e process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7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3" table:visibility="filter">
          <table:table-cell office:value-type="float" office:value="258" table:style-name="ce4">
            <text:p>2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oiar implantação do projeto 'relprev-webservice' no ambiente de homologação da Fábric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6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Bruno Césa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7" table:style-name="ce4">
            <text:p>2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o Registro e comunicação da linha base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26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4" table:style-name="ce4">
            <text:p>2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alidação de Relatório de acompanhamento do projet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9/11/2013 20:1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20T00:00:00" table:style-name="ce5">
            <text:p>20/11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21:19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52" table:style-name="ce4">
            <text:p>2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47: Sprint 8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Validação da Medição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7T00:00:00" table:style-name="ce5">
            <text:p>1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21:11 h</text:p>
          </table:table-cell>
          <table:table-cell table:number-columns-repeated="7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51" table:style-name="ce4">
            <text:p>2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nter diagrama ER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1-09T00:00:00" table:style-name="ce5">
            <text:p>09/11/2013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19:15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50" table:style-name="ce4">
            <text:p>2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7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14/11/2013 14:03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/11/2013 14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249" table:style-name="ce4">
            <text:p>2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Gerenciamento de Cus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7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4/11/2013 14:0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office:value-type="string" table:style-name="ce4">
            <text:p>Gabriel Benicio Lopes Alves Damasceno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tarefas não concluída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21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5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47" table:style-name="ce4">
            <text:p>2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Sprint 8</text:p>
          </table:table-cell>
          <table:table-cell office:value-type="string" table:style-name="ce4">
            <text:p>Danillo Guimaraes de Oliveira</text:p>
          </table:table-cell>
          <table:table-cell table:style-name="ce4"/>
          <table:table-cell office:value-type="string" table:style-name="ce4">
            <text:p>03/12/2013 08:22 h</text:p>
          </table:table-cell>
          <table:table-cell table:number-columns-repeated="2" table:style-name="ce4"/>
          <table:table-cell office:value-type="date" office:date-value="2013-11-14T00:00:00" table:style-name="ce5">
            <text:p>14/11/2013</text:p>
          </table:table-cell>
          <table:table-cell office:value-type="date" office:date-value="2013-12-02T00:00:00" table:style-name="ce5">
            <text:p>02/12/2013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13/11/2013 15:2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/preparar ambiente de homologação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21/11/2013 19:28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3:1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44" table:style-name="ce4">
            <text:p>2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inconsistências no plano de validação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4 h</text:p>
          </table:table-cell>
          <table:table-cell table:number-columns-repeated="2" table:style-name="ce4"/>
          <table:table-cell office:value-type="date" office:date-value="2013-11-13T00:00:00" table:style-name="ce5">
            <text:p>13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3/11/2013 13:16 h</text:p>
          </table:table-cell>
          <table:table-cell table:number-columns-repeated="2" table:style-name="ce4"/>
          <table:table-cell office:value-type="string" table:style-name="ce4">
            <text:p>Rafael Brag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xecutar checklists de medição e testes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4 h</text:p>
          </table:table-cell>
          <table:table-cell table:number-columns-repeated="2" table:style-name="ce4"/>
          <table:table-cell office:value-type="date" office:date-value="2013-11-27T00:00:00" table:style-name="ce5">
            <text:p>27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3/11/2013 11:47 h</text:p>
          </table:table-cell>
          <table:table-cell table:number-columns-repeated="2" table:style-name="ce4"/>
          <table:table-cell office:value-type="string" table:style-name="ce4">
            <text:p>Rafael Brag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Binding dos objetos dos controllers nos arquivos JSP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21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2/11/2013 23:5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39" table:style-name="ce4">
            <text:p>2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Imediata</text:p>
          </table:table-cell>
          <table:table-cell office:value-type="string" table:style-name="ce4">
            <text:p>Fazer levantamento de inconsistências e corrigir artefatos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4/11/2013 19:46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2/11/2013 20:12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Cláudio Cavalcante Tonhá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 tela de dados gerais da ocorrênci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2/11/2013 00:07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Problema/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coleta dos dados citados na descrição deste ticket da sprint 7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6/11/2013 21:39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11T00:00:00" table:style-name="ce5">
            <text:p>11/11/2013</text:p>
          </table:table-cell>
          <table:table-cell office:value-type="date" office:date-value="2013-11-15T00:00:00" table:style-name="ce5">
            <text:p>15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11/11/2013 19:3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36" table:style-name="ce4">
            <text:p>2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Problema/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coleta dos dados citados na descrição deste ticket da sprint 7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25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7T00:00:00" table:style-name="ce5">
            <text:p>17/11/2013</text:p>
          </table:table-cell>
          <table:table-cell table:style-name="ce4"/>
          <table:table-cell office:value-type="float" office:value="7" table:style-name="ce4">
            <text:p>7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19:3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235" table:style-name="ce4">
            <text:p>2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licar checklist para gerência de configuração e projetos.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29/11/2013 20:16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19:13 h</text:p>
          </table:table-cell>
          <table:table-cell table:number-columns-repeated="2" table:style-name="ce4"/>
          <table:table-cell office:value-type="string" table:style-name="ce4">
            <text:p>Jonathan da Silva Pereira</text:p>
          </table:table-cell>
          <table:table-cell table:number-columns-repeated="4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 métricas no Sona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6:42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11T00:00:00" table:style-name="ce5">
            <text:p>1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16:42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Fellipe Cesar <text:s/>Fernandes Pinheir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Teste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8/11/2013 13:14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Arquitetura e Projeto Detalhado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5:18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Gerência de Projeto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Fellipe Cesar <text:s/>Fernandes Pinheiro</text:p>
          </table:table-cell>
          <table:table-cell office:value-type="string" table:style-name="ce4">
            <text:p>11/11/2013 08:5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1/11/2013 08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Gerência de Configuração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21/11/2013 20:1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4">
            <text:p>2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Configuração #58: Laudo de qualidade de produto e process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plicar Checklists de Verificação de Medição e Requisitos e Preencher a Planilha MPS.B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14/11/2013 14:44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>
          <table:table-cell office:value-type="float" office:value="228" table:style-name="ce4">
            <text:p>2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justar framework de persistência a regras de Auditoria e Versionamento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1/2013 08:04 h</text:p>
          </table:table-cell>
          <table:table-cell table:number-columns-repeated="5" table:style-name="ce4"/>
          <table:table-cell office:value-type="float" office:value="347" table:style-name="ce4">
            <text:p>347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repositórios e webservices de CRUD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4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21:57 h</text:p>
          </table:table-cell>
          <table:table-cell table:number-columns-repeated="5" table:style-name="ce4"/>
          <table:table-cell office:value-type="float" office:value="348" table:style-name="ce4">
            <text:p>348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26" table:style-name="ce4">
            <text:p>2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ção do Build Maven para Construção local e no ambiente da Fábrica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3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21:54 h</text:p>
          </table:table-cell>
          <table:table-cell table:number-columns-repeated="5" table:style-name="ce4"/>
          <table:table-cell office:value-type="float" office:value="381" table:style-name="ce4">
            <text:p>381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CRUD de relatorio e eloSipaer no client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3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table:style-name="ce4"/>
          <table:table-cell office:value-type="float" office:value="24" table:style-name="ce4">
            <text:p>24</text:p>
          </table:table-cell>
          <table:table-cell office:value-type="float" office:value="24" table:style-name="ce4">
            <text:p>2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3:15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ção de sessão, alteração dos caminhos das páginas, autenticação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10/11/2013 11:56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10/11/2013 11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template/layout das demais páginas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14/11/2013 21:41 h</text:p>
          </table:table-cell>
          <table:table-cell table:number-columns-repeated="2" table:style-name="ce4"/>
          <table:table-cell office:value-type="date" office:date-value="2013-11-10T00:00:00" table:style-name="ce5">
            <text:p>10/11/2013</text:p>
          </table:table-cell>
          <table:table-cell office:value-type="date" office:date-value="2013-11-10T00:00:00" table:style-name="ce5">
            <text:p>10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1:1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8 h</text:p>
          </table:table-cell>
          <table:table-cell table:style-name="ce4"/>
          <table:table-cell office:value-type="string" table:style-name="ce4">
            <text:p>Versão 1.0</text:p>
          </table:table-cell>
          <table:table-cell office:value-type="date" office:date-value="2013-11-10T00:00:00" table:style-name="ce5">
            <text:p>10/11/2013</text:p>
          </table:table-cell>
          <table:table-cell office:value-type="date" office:date-value="2013-11-10T00:00:00" table:style-name="ce5">
            <text:p>10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1/2013 10:46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ção do plano de Valid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9/11/2013 14:56 h</text:p>
          </table:table-cell>
          <table:table-cell table:number-columns-repeated="2" table:style-name="ce4"/>
          <table:table-cell office:value-type="date" office:date-value="2013-11-09T00:00:00" table:style-name="ce5">
            <text:p>09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9/11/2013 14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Criação de relatório estado de configuração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28/11/2013 19:15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1/2013 21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 de Relat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1/2013 15:14 h</text:p>
          </table:table-cell>
          <table:table-cell table:number-columns-repeated="2" table:style-name="ce4"/>
          <table:table-cell office:value-type="string" table:style-name="ce4">
            <text:p>Bruno Césa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Rogério Tristao Junior</text:p>
          </table:table-cell>
          <table:table-cell office:value-type="float" office:value="284" table:style-name="ce4">
            <text:p>284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Projeto Detalhad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1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08/11/2013 00:17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rnacionalização do front-end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23:1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Relatório estado da configur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3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11T00:00:00" table:style-name="ce5">
            <text:p>11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8:18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relatório de não conformidade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5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7T00:00:00" table:style-name="ce5">
            <text:p>07/11/2013</text:p>
          </table:table-cell>
          <table:table-cell office:value-type="date" office:date-value="2013-11-08T00:00:00" table:style-name="ce5">
            <text:p>08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7:58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lista de artefatos controlado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8 h</text:p>
          </table:table-cell>
          <table:table-cell table:number-columns-repeated="2" table:style-name="ce4"/>
          <table:table-cell office:value-type="date" office:date-value="2013-11-07T00:00:00" table:style-name="ce5">
            <text:p>07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7/11/2013 17:57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Documento de Arquitetur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17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5T00:00:00" table:style-name="ce5">
            <text:p>05/11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5/11/2013 15:18 h</text:p>
          </table:table-cell>
          <table:table-cell table:number-columns-repeated="2" table:style-name="ce4"/>
          <table:table-cell office:value-type="string" table:style-name="ce4">
            <text:p>Thais Cardoso Moura de Souz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ar e comunicar a baseline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7/11/2013 18:17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8T00:00:00" table:style-name="ce5">
            <text:p>08/11/2013</text:p>
          </table:table-cell>
          <table:table-cell office:value-type="date" office:date-value="2013-11-14T00:00:00" table:style-name="ce5">
            <text:p>14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5/11/2013 14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Relatório estado da configuraçã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9/11/2013 14:13 h</text:p>
          </table:table-cell>
          <table:table-cell table:style-name="ce4"/>
          <table:table-cell office:value-type="string" table:style-name="ce4">
            <text:p>Versão 0.2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5/11/2013 14:21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Tratar inconformidades de tarefas não concluidas nas respectivas sprint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19 h</text:p>
          </table:table-cell>
          <table:table-cell table:number-columns-repeated="2" table:style-name="ce4"/>
          <table:table-cell office:value-type="date" office:date-value="2013-11-05T00:00:00" table:style-name="ce5">
            <text:p>05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5/11/2013 13:04 h</text:p>
          </table:table-cell>
          <table:table-cell table:number-columns-repeated="2" table:style-name="ce4"/>
          <table:table-cell office:value-type="string" table:style-name="ce4">
            <text:p>Thiago Fernandes De Aguia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tualizar plano de GCO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5/11/2013 12:50 h</text:p>
          </table:table-cell>
          <table:table-cell table:style-name="ce4"/>
          <table:table-cell office:value-type="string" table:style-name="ce4">
            <text:p>Versão 0.1</text:p>
          </table:table-cell>
          <table:table-cell office:value-type="date" office:date-value="2013-11-05T00:00:00" table:style-name="ce5">
            <text:p>05/11/2013</text:p>
          </table:table-cell>
          <table:table-cell office:value-type="date" office:date-value="2013-11-08T00:00:00" table:style-name="ce5">
            <text:p>08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05/11/2013 12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gração inicial do front-end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8T00:00:00" table:style-name="ce5">
            <text:p>08/11/201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4/11/2013 19:19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mplementar layout das telas de configuração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23:4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telas de "Impressão" e "RSV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23:4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mitir relatório de não conformidade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3/11/2013 01:06 h</text:p>
          </table:table-cell>
          <table:table-cell table:number-columns-repeated="2" table:style-name="ce4"/>
          <table:table-cell office:value-type="date" office:date-value="2013-11-03T00:00:00" table:style-name="ce5">
            <text:p>03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1/2013 0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mitir relatório de tarefas não concluidas em sprints já encerrados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Danillo Guimaraes de Oliveira</text:p>
          </table:table-cell>
          <table:table-cell office:value-type="string" table:style-name="ce4">
            <text:p>03/11/2013 00:53 h</text:p>
          </table:table-cell>
          <table:table-cell table:number-columns-repeated="2" table:style-name="ce4"/>
          <table:table-cell office:value-type="date" office:date-value="2013-11-02T00:00:00" table:style-name="ce5">
            <text:p>02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2/11/2013 23:58 h</text:p>
          </table:table-cell>
          <table:table-cell table:number-columns-repeated="2" table:style-name="ce4"/>
          <table:table-cell office:value-type="string" table:style-name="ce4">
            <text:p>Gustavo Martins Teixeira Borges</text:p>
          </table:table-cell>
          <table:table-cell office:value-type="string" table:style-name="ce4">
            <text:p>Thiago Fernandes De Aguiar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8/11/2013 19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07/11/2013 21:2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9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15" table:style-name="ce4">
            <text:p>0,15</text:p>
          </table:table-cell>
          <table:table-cell office:value-type="float" office:value="0.15" table:style-name="ce4">
            <text:p>0,1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8 h</text:p>
          </table:table-cell>
          <table:table-cell table:number-columns-repeated="5" table:style-name="ce4"/>
          <table:table-cell office:value-type="float" office:value="361" table:style-name="ce4">
            <text:p>361</text:p>
          </table:table-cell>
          <table:table-cell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13/11/2013 21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19:5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07/11/2013 19:5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7/11/2013 13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7/11/2013 19:3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1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5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13/11/2013 21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13/11/2013 21:3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table:style-name="ce4"/>
          <table:table-cell office:value-type="string" table:style-name="ce4">
            <text:p>07/11/2013 20:0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3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08/11/2013 20:0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3 h</text:p>
          </table:table-cell>
          <table:table-cell table:number-columns-repeated="5" table:style-name="ce4"/>
          <table:table-cell office:value-type="float" office:value="257" table:style-name="ce4">
            <text:p>257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3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13/11/2013 21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5/11/2013 11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2T00:00:00" table:style-name="ce5">
            <text:p>02/11/201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5" table:style-name="ce4"/>
          <table:table-cell office:value-type="float" office:value="218" table:style-name="ce4">
            <text:p>218</text:p>
          </table:table-cell>
          <table:table-cell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8/11/2013 20:1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3/11/2013 21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07/11/2013 19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07/11/2013 15:0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3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8/11/2013 19:4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Ulysses <text:s/>Alexandre Alves</text:p>
          </table:table-cell>
          <table:table-cell office:value-type="string" table:style-name="ce4">
            <text:p>28/11/2013 19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7/11/2013 19:5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5T00:00:00" table:style-name="ce5">
            <text:p>05/11/2013</text:p>
          </table:table-cell>
          <table:table-cell office:value-type="float" office:value="0.25" table:style-name="ce4">
            <text:p>0,25</text:p>
          </table:table-cell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3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20:5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8/11/2013 19:4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7/11/2013 13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1/2013 15:1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28/11/2013 19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1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40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28/11/2013 19:4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28/11/2013 19:4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0.3" table:style-name="ce4">
            <text:p>0,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02/11/2013 00:1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8 h</text:p>
          </table:table-cell>
          <table:table-cell table:number-columns-repeated="5" table:style-name="ce4"/>
          <table:table-cell office:value-type="float" office:value="29" table:style-name="ce4">
            <text:p>29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6/11/2013 11:2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7/11/2013 21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2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9" table:visibility="filter">
          <table:table-cell office:value-type="float" office:value="161" table:style-name="ce4">
            <text:p>1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5/11/2013 11:4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60" table:style-name="ce4">
            <text:p>1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2T00:00:00" table:style-name="ce5">
            <text:p>02/11/2013</text:p>
          </table:table-cell>
          <table:table-cell table:style-name="ce4"/>
          <table:table-cell office:value-type="float" office:value="0.1" table:style-name="ce4">
            <text:p>0,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5 h</text:p>
          </table:table-cell>
          <table:table-cell table:number-columns-repeated="7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8/11/2013 20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4" table:visibility="filter">
          <table:table-cell office:value-type="float" office:value="158" table:style-name="ce4">
            <text:p>1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nome de arquivos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5" table:visibility="filter">
          <table:table-cell office:value-type="float" office:value="157" table:style-name="ce4">
            <text:p>1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28/11/2013 19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56" table:style-name="ce4">
            <text:p>15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28/11/2013 19:3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2" table:style-name="ce4">
            <text:p>0,2</text:p>
          </table:table-cell>
          <table:table-cell office:value-type="float" office:value="0.2" table:style-name="ce4">
            <text:p>0,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13/11/2013 13:4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0.5" table:style-name="ce4">
            <text:p>0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3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28/11/2013 19:2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9:3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ugusto <text:s/>Cesar Fernandes Borges</text:p>
          </table:table-cell>
          <table:table-cell office:value-type="string" table:style-name="ce4">
            <text:p>07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51" table:style-name="ce4">
            <text:p>1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7/11/2013 19:5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1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149" table:style-name="ce4">
            <text:p>1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3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48" table:style-name="ce4">
            <text:p>1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12/11/2013 20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4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estrutura de diretório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07/11/2013 15:1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5 h</text:p>
          </table:table-cell>
          <table:table-cell table:number-columns-repeated="5" table:style-name="ce4"/>
          <table:table-cell office:value-type="float" office:value="246" table:style-name="ce4">
            <text:p>246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Correção/Ajuste #117: Não conformidades GCO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eção de Não Conformidade de mensagem de commit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12/11/2013 20:3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44" table:style-name="ce4">
            <text:p>1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Fazer a validação do Plano de medição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20:19 h</text:p>
          </table:table-cell>
          <table:table-cell table:number-columns-repeated="2" table:style-name="ce4"/>
          <table:table-cell office:value-type="date" office:date-value="2013-11-04T00:00:00" table:style-name="ce5">
            <text:p>04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20:04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e WebService de Relatórios de Prevençã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5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9:54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Rogério Tristao Junior</text:p>
          </table:table-cell>
          <table:table-cell office:value-type="float" office:value="368" table:style-name="ce4">
            <text:p>368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Relatóri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2/11/2013 16:5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6:46 h</text:p>
          </table:table-cell>
          <table:table-cell table:number-columns-repeated="2" table:style-name="ce4"/>
          <table:table-cell office:value-type="string" table:style-name="ce4">
            <text:p>Cláudio Cavalcante Tonhá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Arthur Mel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artefato "procedimentos de implantação"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5 h</text:p>
          </table:table-cell>
          <table:table-cell table:number-columns-repeated="2" table:style-name="ce4"/>
          <table:table-cell office:value-type="date" office:date-value="2013-11-08T00:00:00" table:style-name="ce5">
            <text:p>08/11/2013</text:p>
          </table:table-cell>
          <table:table-cell office:value-type="date" office:date-value="2013-11-12T00:00:00" table:style-name="ce5">
            <text:p>12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6:42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Danillo Pinheiro Neto</text:p>
          </table:table-cell>
          <table:table-cell office:value-type="float" office:value="360" table:style-name="ce4">
            <text:p>360</text:p>
          </table:table-cell>
          <table:table-cell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40" table:style-name="ce4">
            <text:p>14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pecificar API do crud de relatóri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2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12T00:00:00" table:style-name="ce5">
            <text:p>12/11/2013</text:p>
          </table:table-cell>
          <table:table-cell table:style-name="ce4"/>
          <table:table-cell office:value-type="float" office:value="12" table:style-name="ce4">
            <text:p>1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6:40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Danilo Guimarães Justino Lemes</text:p>
          </table:table-cell>
          <table:table-cell table:number-columns-repeated="2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9" table:style-name="ce4">
            <text:p>1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Banco de Dad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7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34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office:value-type="string" table:style-name="ce4">
            <text:p>Danillo Guimaraes de Oliveira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138" table:style-name="ce4">
            <text:p>1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Abert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7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9/11/2013 14:18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1-15T00:00:00" table:style-name="ce5">
            <text:p>15/11/201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01/11/2013 13:2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testes unitários e de integ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1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21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6" table:style-name="ce4">
            <text:p>1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audo de qualidade do requisito(Aderência a ieee 830)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1/11/2013 12:0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3:20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Arthur Mel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Análise de dados coletados pela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34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01/11/2013 13:18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8/11/2013 19:3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8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Benedito Cardoso dos Santos Net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ratamento de não conformidades até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9/11/2013 20:09 h</text:p>
          </table:table-cell>
          <table:table-cell table:number-columns-repeated="2" table:style-name="ce4"/>
          <table:table-cell office:value-type="date" office:date-value="2013-11-18T00:00:00" table:style-name="ce5">
            <text:p>18/11/2013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01/11/2013 13:17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Gabriel de Oliveira Mor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2" table:style-name="ce4">
            <text:p>1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de status da configuração da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21:29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5 h</text:p>
          </table:table-cell>
          <table:table-cell table:number-columns-repeated="2" table:style-name="ce4"/>
          <table:table-cell office:value-type="string" table:style-name="ce4">
            <text:p>Daniella <text:s/>de Oliveira Costa</text:p>
          </table:table-cell>
          <table:table-cell office:value-type="string" table:style-name="ce4">
            <text:p>Marcos Paulo Vieira De Melo Junior</text:p>
          </table:table-cell>
          <table:table-cell office:value-type="string" table:style-name="ce4">
            <text:p>Thiago Fernandes De Aguia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1" table:style-name="ce4">
            <text:p>1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 até a Sprint 5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stavo Martins Teixeira Borges</text:p>
          </table:table-cell>
          <table:table-cell office:value-type="string" table:style-name="ce4">
            <text:p>21/11/2013 21:3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5 h</text:p>
          </table:table-cell>
          <table:table-cell table:number-columns-repeated="2" table:style-name="ce4"/>
          <table:table-cell office:value-type="string" table:style-name="ce4">
            <text:p>Daniella <text:s/>de Oliveira Costa</text:p>
          </table:table-cell>
          <table:table-cell office:value-type="string" table:style-name="ce4">
            <text:p>Thiago Fernandes De Aguiar</text:p>
          </table:table-cell>
          <table:table-cell office:value-type="string" table:style-name="ce4">
            <text:p>Marcos Paulo Vieira De Melo Junior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30" table:style-name="ce4">
            <text:p>1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Orça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19:53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13:12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Emerson José Porfírio</text:p>
          </table:table-cell>
          <table:table-cell table:number-columns-repeated="2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9" table:style-name="ce4">
            <text:p>1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imativas de tamanho/complex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8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7T00:00:00" table:style-name="ce5">
            <text:p>07/11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1/11/2013 13:11 h</text:p>
          </table:table-cell>
          <table:table-cell table:number-columns-repeated="2" table:style-name="ce4"/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8" table:style-name="ce4">
            <text:p>1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58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0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55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6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1 h</text:p>
          </table:table-cell>
          <table:table-cell table:number-columns-repeated="2" table:style-name="ce4"/>
          <table:table-cell office:value-type="date" office:date-value="2013-11-07T00:00:00" table:style-name="ce5">
            <text:p>07/11/2013</text:p>
          </table:table-cell>
          <table:table-cell office:value-type="date" office:date-value="2013-11-07T00:00:00" table:style-name="ce5">
            <text:p>07/11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4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s Diretórios dos Relatórios Individu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1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01T00:00:00" table:style-name="ce5">
            <text:p>01/11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1/11/2013 08:27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4" table:style-name="ce4">
            <text:p>1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ções do framework vraptor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2/11/2013 15:46 h</text:p>
          </table:table-cell>
          <table:table-cell table:number-columns-repeated="2" table:style-name="ce4"/>
          <table:table-cell office:value-type="date" office:date-value="2013-10-31T00:00:00" table:style-name="ce5">
            <text:p>31/10/2013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1/10/2013 20:37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3" table:style-name="ce4">
            <text:p>1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documento sobre a api de requisição ajax dos gráficos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1/11/2013 19:09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table:style-name="ce4"/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27/10/2013 15:4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2" table:style-name="ce4">
            <text:p>1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eencher planilha GRE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Arthur Melo</text:p>
          </table:table-cell>
          <table:table-cell office:value-type="string" table:style-name="ce4">
            <text:p>29/11/2013 16:17 h</text:p>
          </table:table-cell>
          <table:table-cell table:number-columns-repeated="2" table:style-name="ce4"/>
          <table:table-cell office:value-type="date" office:date-value="2013-10-26T00:00:00" table:style-name="ce5">
            <text:p>26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26/10/2013 07:25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1" table:style-name="ce4">
            <text:p>1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5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1/2013 08:41 h</text:p>
          </table:table-cell>
          <table:table-cell table:number-columns-repeated="2" table:style-name="ce4"/>
          <table:table-cell office:value-type="date" office:date-value="2013-10-31T00:00:00" table:style-name="ce5">
            <text:p>31/10/2013</text:p>
          </table:table-cell>
          <table:table-cell office:value-type="date" office:date-value="2013-10-31T00:00:00" table:style-name="ce5">
            <text:p>31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5/10/2013 22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20" table:style-name="ce4">
            <text:p>1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4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7/10/2013 11:59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25T00:00:00" table:style-name="ce5">
            <text:p>25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2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9" table:style-name="ce4">
            <text:p>1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nomenclatura dos arquivos do GR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25T00:00:00" table:style-name="ce5">
            <text:p>25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2:00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118" table:style-name="ce4">
            <text:p>1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Em andamento</text:p>
          </table:table-cell>
          <table:table-cell office:value-type="string" table:style-name="ce4">
            <text:p>Urgente</text:p>
          </table:table-cell>
          <table:table-cell office:value-type="string" table:style-name="ce4">
            <text:p>Sprint 6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8:20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148.6" table:style-name="ce4">
            <text:p>148,6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25/10/2013 21:5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7" table:style-name="ce4">
            <text:p>1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rreção/Ajuste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Não conformidades GCO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2/12/2013 06:46 h</text:p>
          </table:table-cell>
          <table:table-cell table:number-columns-repeated="2" table:style-name="ce4"/>
          <table:table-cell office:value-type="date" office:date-value="2013-11-01T00:00:00" table:style-name="ce5">
            <text:p>01/11/2013</text:p>
          </table:table-cell>
          <table:table-cell office:value-type="date" office:date-value="2013-11-21T00:00:00" table:style-name="ce5">
            <text:p>21/11/2013</text:p>
          </table:table-cell>
          <table:table-cell office:value-type="float" office:value="15.6" table:style-name="ce4">
            <text:p>15,6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5/10/2013 21:20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6" table:style-name="ce4">
            <text:p>1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abas "Ações Recomendadas" e "Observações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22/10/2013 23:53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5" table:style-name="ce4">
            <text:p>1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s abas "Encaminhamento" e "Resposta"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17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51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4" table:style-name="ce4">
            <text:p>1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layout da tela inicial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3/12/2013 08:16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45 h</text:p>
          </table:table-cell>
          <table:table-cell table:number-columns-repeated="7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gurar Hudson e Sonar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07/11/2013 08:06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31T00:00:00" table:style-name="ce5">
            <text:p>31/10/201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2/10/2013 23:15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Artifactory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Bruno César</text:p>
          </table:table-cell>
          <table:table-cell office:value-type="string" table:style-name="ce4">
            <text:p>02/12/2013 06:45 h</text:p>
          </table:table-cell>
          <table:table-cell table:number-columns-repeated="2" table:style-name="ce4"/>
          <table:table-cell office:value-type="date" office:date-value="2013-10-21T00:00:00" table:style-name="ce5">
            <text:p>21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0/2013 10:03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2" table:style-name="ce4"/>
          <table:table-cell office:value-type="float" office:value="165" table:style-name="ce4">
            <text:p>165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Hudson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22 h</text:p>
          </table:table-cell>
          <table:table-cell table:number-columns-repeated="2" table:style-name="ce4"/>
          <table:table-cell office:value-type="date" office:date-value="2013-10-21T00:00:00" table:style-name="ce5">
            <text:p>21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1/10/2013 10:02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4" table:style-name="ce4"/>
          <table:table-cell office:value-type="string" table:style-name="ce4">
            <text:p>GCO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10" table:style-name="ce4">
            <text:p>1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layout da tela de login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3/12/2013 08:15 h</text:p>
          </table:table-cell>
          <table:table-cell table:number-columns-repeated="2" table:style-name="ce4"/>
          <table:table-cell office:value-type="date" office:date-value="2013-10-19T00:00:00" table:style-name="ce5">
            <text:p>19/10/2013</text:p>
          </table:table-cell>
          <table:table-cell office:value-type="date" office:date-value="2013-10-22T00:00:00" table:style-name="ce5">
            <text:p>22/10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0/10/2013 01:56 h</text:p>
          </table:table-cell>
          <table:table-cell table:number-columns-repeated="5" table:style-name="ce4"/>
          <table:table-cell office:value-type="float" office:value="144" table:style-name="ce4">
            <text:p>144</text:p>
          </table:table-cell>
          <table:table-cell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9" table:style-name="ce4">
            <text:p>10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eencher Planilha do MPS.BR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11/11/2013 15:1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3:14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Fellipe Cesar <text:s/>Fernandes Pinheiro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8" table:style-name="ce4">
            <text:p>10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Teste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asos de Testes Funcionai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18/11/2013 22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42 h</text:p>
          </table:table-cell>
          <table:table-cell table:number-columns-repeated="2" table:style-name="ce4"/>
          <table:table-cell office:value-type="string" table:style-name="ce4">
            <text:p>Augusto <text:s/>Cesar Fernandes Borges</text:p>
          </table:table-cell>
          <table:table-cell office:value-type="string" table:style-name="ce4">
            <text:p>Gabriel de Oliveira Moreira</text:p>
          </table:table-cell>
          <table:table-cell office:value-type="string" table:style-name="ce4">
            <text:p>Andressa <text:s/>Guimarae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Depência de Componentes extern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2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4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Usabil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4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1-29T00:00:00" table:style-name="ce5">
            <text:p>29/11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9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7" table:visibility="filter">
          <table:table-cell office:value-type="float" office:value="105" table:style-name="ce4">
            <text:p>10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Manuteni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10/11/2013 23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38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Desempenh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8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7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3" table:style-name="ce4">
            <text:p>10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Porta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6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2" table:style-name="ce4">
            <text:p>10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nfiabilidade e Tolerãncia a falha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03/12/2013 21:39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5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specto de Segurança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31/10/2013 20:00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3 h</text:p>
          </table:table-cell>
          <table:table-cell table:number-columns-repeated="2" table:style-name="ce4"/>
          <table:table-cell office:value-type="string" table:style-name="ce4">
            <text:p>Hálisson Bruno Vit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100" table:style-name="ce4">
            <text:p>10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Execução/Confecção</text:p>
          </table:table-cell>
          <table:table-cell office:value-type="string" table:style-name="ce4">
            <text:p>Sprint #99: Sprint 5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anual de Usuári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14/11/2013 11:46 h</text:p>
          </table:table-cell>
          <table:table-cell table:number-columns-repeated="2" table:style-name="ce4"/>
          <table:table-cell office:value-type="date" office:date-value="2013-10-25T00:00:00" table:style-name="ce5">
            <text:p>25/10/2013</text:p>
          </table:table-cell>
          <table:table-cell office:value-type="date" office:date-value="2013-10-31T00:00:00" table:style-name="ce5">
            <text:p>31/10/20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31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5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08:18 h</text:p>
          </table:table-cell>
          <table:table-cell table:number-columns-repeated="2" table:style-name="ce4"/>
          <table:table-cell office:value-type="date" office:date-value="2013-10-19T00:00:00" table:style-name="ce5">
            <text:p>19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18/10/2013 21:3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8" table:style-name="ce4">
            <text:p>9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nálise de Dados da Medi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08/11/2013 20:2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30 h</text:p>
          </table:table-cell>
          <table:table-cell table:number-columns-repeated="3" table:style-name="ce4"/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7" table:style-name="ce4">
            <text:p>9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leta de Dados da Medi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08/11/2013 20:28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9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office:value-type="string" table:style-name="ce4">
            <text:p>Herbert Batista Nun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Funcionalidade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teração de Interfac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29/11/2013 19:34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5" table:style-name="ce4">
            <text:p>1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5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adrões e Métricas de Códig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3:51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4 h</text:p>
          </table:table-cell>
          <table:table-cell table:number-columns-repeated="2" table:style-name="ce4"/>
          <table:table-cell office:value-type="string" table:style-name="ce4">
            <text:p>Fellipe Cesar <text:s/>Fernandes Pinheiro</text:p>
          </table:table-cell>
          <table:table-cell office:value-type="string" table:style-name="ce4">
            <text:p>Benedito Cardoso dos Santos Net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3" table:style-name="ce4">
            <text:p>9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mplementar Protótip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22/10/2013 23:45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18/10/2013 21:22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Ulysses <text:s/>Alexandre Alve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agrama de Entidade Relaciona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ul Barca</text:p>
          </table:table-cell>
          <table:table-cell office:value-type="string" table:style-name="ce4">
            <text:p>28/11/2013 20:36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21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Diagrama de Sequência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úben Borges Ramos</text:p>
          </table:table-cell>
          <table:table-cell office:value-type="string" table:style-name="ce4">
            <text:p>01/12/2013 15:23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64" table:style-name="ce4">
            <text:p>64</text:p>
          </table:table-cell>
          <table:table-cell office:value-type="float" office:value="80" table:style-name="ce4">
            <text:p>8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19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90" table:style-name="ce4">
            <text:p>9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Diagrama de Class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2/11/2013 10:45 h</text:p>
          </table:table-cell>
          <table:table-cell table:number-columns-repeated="2" table:style-name="ce4"/>
          <table:table-cell office:value-type="date" office:date-value="2013-10-18T00:00:00" table:style-name="ce5">
            <text:p>18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8/10/2013 21:17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9" table:style-name="ce4">
            <text:p>8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r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8/11/2013 20:03 h</text:p>
          </table:table-cell>
          <table:table-cell table:number-columns-repeated="2" table:style-name="ce4"/>
          <table:table-cell office:value-type="date" office:date-value="2013-10-22T00:00:00" table:style-name="ce5">
            <text:p>22/10/2013</text:p>
          </table:table-cell>
          <table:table-cell office:value-type="date" office:date-value="2013-10-22T00:00:00" table:style-name="ce5">
            <text:p>22/10/20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8/10/2013 21:15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8" table:style-name="ce4">
            <text:p>8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o Plano de Mediçã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20:2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40 h</text:p>
          </table:table-cell>
          <table:table-cell table:number-columns-repeated="3" table:style-name="ce4"/>
          <table:table-cell office:value-type="string" table:style-name="ce4">
            <text:p>Herbert Batista Nun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7" table:style-name="ce4">
            <text:p>8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o Plano de Gerência de Configuração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34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6" table:style-name="ce4">
            <text:p>8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feito</text:p>
          </table:table-cell>
          <table:table-cell office:value-type="string" table:style-name="ce4">
            <text:p>Verificação/Validação #80: Inspeção do Documento de Requisitos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rrigir Inconformidades no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3/10/2013 08:4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3:27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 da Sprint 3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3/10/2013 11:20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7/10/2013 20:0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companhar Mudança de Requisi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3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7/10/2013 20:04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Raul Barca</text:p>
          </table:table-cell>
          <table:table-cell table:number-columns-repeated="2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3" table:style-name="ce4">
            <text:p>8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Listar ferramentas do projet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8/10/2013 21:09 h</text:p>
          </table:table-cell>
          <table:table-cell table:number-columns-repeated="2" table:style-name="ce4"/>
          <table:table-cell office:value-type="date" office:date-value="2013-10-07T00:00:00" table:style-name="ce5">
            <text:p>07/10/2013</text:p>
          </table:table-cell>
          <table:table-cell office:value-type="date" office:date-value="2013-10-18T00:00:00" table:style-name="ce5">
            <text:p>18/10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20:0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2" table:style-name="ce4">
            <text:p>8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64: Sprint 4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4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18T00:00:00" table:style-name="ce5">
            <text:p>18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7/10/2013 19:57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table:number-columns-repeated="4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1" table:style-name="ce4">
            <text:p>8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3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1/11/2013 13:29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7/10/2013 19:47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80" table:style-name="ce4">
            <text:p>8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Verificação/Validação #62: Verificação da Sprint 1 e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Inspeção do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5/10/2013 08:35 h</text:p>
          </table:table-cell>
          <table:table-cell table:number-columns-repeated="2" table:style-name="ce4"/>
          <table:table-cell office:value-type="string" table:style-name="ce4">
            <text:p>Raul Barca</text:p>
          </table:table-cell>
          <table:table-cell office:value-type="string" table:style-name="ce4">
            <text:p>Ulysses <text:s/>Alexandre Alves</text:p>
          </table:table-cell>
          <table:table-cell table:number-columns-repeated="3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3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11/10/2013 19:3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1/10/2013 19:1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Design de Interface<text:s/>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9/11/2013 23:00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/10/2013 21:55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formulário de envio do RELPREV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Guilherme Pereira de Paula</text:p>
          </table:table-cell>
          <table:table-cell office:value-type="string" table:style-name="ce4">
            <text:p>09/11/2013 22:59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/10/2013 21:53 h</text:p>
          </table:table-cell>
          <table:table-cell table:number-columns-repeated="2" table:style-name="ce4"/>
          <table:table-cell office:value-type="string" table:style-name="ce4">
            <text:p>Danillo Pinheiro Neto</text:p>
          </table:table-cell>
          <table:table-cell office:value-type="string" table:style-name="ce4">
            <text:p>Cláudio Cavalcante Tonhá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r estrutura de diretórios do projeto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8/10/2013 08:14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.5" table:style-name="ce4">
            <text:p>7,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50 h</text:p>
          </table:table-cell>
          <table:table-cell table:number-columns-repeated="2" table:style-name="ce4"/>
          <table:table-cell office:value-type="string" table:style-name="ce4">
            <text:p>Muryllo Tiraza Santos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finar arquitetur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Ciro Anacleto Dias Junior</text:p>
          </table:table-cell>
          <table:table-cell office:value-type="string" table:style-name="ce4">
            <text:p>28/11/2013 19:35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1-25T00:00:00" table:style-name="ce5">
            <text:p>25/11/2013</text:p>
          </table:table-cell>
          <table:table-cell table:style-name="ce4"/>
          <table:table-cell office:value-type="float" office:value="16" table:style-name="ce4">
            <text:p>16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10/10/2013 21:48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a arquitetura proposta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6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47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leta dos dados de medição da sprint 1 e 2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08/11/2013 20:21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1:40 h</text:p>
          </table:table-cell>
          <table:table-cell table:number-columns-repeated="3" table:style-name="ce4"/>
          <table:table-cell office:value-type="string" table:style-name="ce4">
            <text:p>Rhaissa Nogueira Arant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 projeto em maven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9:03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.5" table:style-name="ce4">
            <text:p>7,5</text:p>
          </table:table-cell>
          <table:table-cell office:value-type="float" office:value="7.5" table:style-name="ce4">
            <text:p>7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51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Natan Pimenta da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71" table:style-name="ce4">
            <text:p>7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Sona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8:37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50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70" table:style-name="ce4">
            <text:p>7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Redmine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office:value-type="string" table:style-name="ce4">
            <text:p>18/10/2013 08:38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49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9" table:style-name="ce4">
            <text:p>6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Início do projeto detalhado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1/11/2013 13:19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20:49 h</text:p>
          </table:table-cell>
          <table:table-cell table:number-columns-repeated="2" table:style-name="ce4"/>
          <table:table-cell office:value-type="string" table:style-name="ce4">
            <text:p>Rúben Borges Ramos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8" table:style-name="ce4">
            <text:p>6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olíticas de conscientização de GCO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1/11/2013 19:23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39 h</text:p>
          </table:table-cell>
          <table:table-cell table:number-columns-repeated="2" table:style-name="ce4"/>
          <table:table-cell office:value-type="string" table:style-name="ce4">
            <text:p>Gustavo Martins Teixeira Borges</text:p>
          </table:table-cell>
          <table:table-cell office:value-type="string" table:style-name="ce4">
            <text:p>Danillo Guimaraes de Oliveir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7" table:style-name="ce4">
            <text:p>6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riação dos Diretórios de Artefatos do RELPREV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2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29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6" table:style-name="ce4">
            <text:p>6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Atividades da Sprint 3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3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/10/2013 19:25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<text:s/>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7/10/2013 11:58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64" table:style-name="ce4">
            <text:p>6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4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03/12/2013 21:39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23" table:style-name="ce4">
            <text:p>123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08/10/2013 20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3" table:style-name="ce4">
            <text:p>6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293: Sprint 9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e Validação entre os documentos de requisitos, diagramas e projeto detalhad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24 h</text:p>
          </table:table-cell>
          <table:table-cell table:number-columns-repeated="2" table:style-name="ce4"/>
          <table:table-cell office:value-type="date" office:date-value="2013-11-25T00:00:00" table:style-name="ce5">
            <text:p>25/11/2013</text:p>
          </table:table-cell>
          <table:table-cell office:value-type="date" office:date-value="2013-11-28T00:00:00" table:style-name="ce5">
            <text:p>28/11/201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47 h</text:p>
          </table:table-cell>
          <table:table-cell table:number-columns-repeated="2" table:style-name="ce4"/>
          <table:table-cell office:value-type="string" table:style-name="ce4">
            <text:p>Andressa <text:s/>Guimaraes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2" table:style-name="ce4">
            <text:p>6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ção da Sprint 1 e 2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29/11/2013 20:23 h</text:p>
          </table:table-cell>
          <table:table-cell table:number-columns-repeated="2" table:style-name="ce4"/>
          <table:table-cell office:value-type="date" office:date-value="2013-10-17T00:00:00" table:style-name="ce5">
            <text:p>17/10/2013</text:p>
          </table:table-cell>
          <table:table-cell office:value-type="date" office:date-value="2013-10-24T00:00:00" table:style-name="ce5">
            <text:p>24/10/2013</text:p>
          </table:table-cell>
          <table:table-cell office:value-type="float" office:value="21" table:style-name="ce4">
            <text:p>21</text:p>
          </table:table-cell>
          <table:table-cell office:value-type="float" office:value="13" table:style-name="ce4">
            <text:p>1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46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4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61" table:style-name="ce4">
            <text:p>6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presentação da arquitetura preliminar propost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o Guimarães Justino Lemes</text:p>
          </table:table-cell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45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table:number-columns-repeated="3" table:style-name="ce4"/>
          <table:table-cell office:value-type="string" table:style-name="ce4">
            <text:p>PCP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rojeto Detalhad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1/11/2013 13:20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8/10/2013 20:44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Rúben Borges Ramos</text:p>
          </table:table-cell>
          <table:table-cell table:number-columns-repeated="3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9" table:style-name="ce4">
            <text:p>5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decisões e Ações relacionados aos indicador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29/11/2013 00:33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8/10/2013 20:43 h</text:p>
          </table:table-cell>
          <table:table-cell table:number-columns-repeated="2" table:style-name="ce4"/>
          <table:table-cell office:value-type="string" table:style-name="ce4">
            <text:p>Bruno Luz Martins</text:p>
          </table:table-cell>
          <table:table-cell table:number-columns-repeated="4" table:style-name="ce4"/>
          <table:table-cell office:value-type="string" table:style-name="ce4">
            <text:p>MED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8" table:style-name="ce4">
            <text:p>5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21/11/2013 20:11 h</text:p>
          </table:table-cell>
          <table:table-cell table:number-columns-repeated="2" table:style-name="ce4"/>
          <table:table-cell office:value-type="date" office:date-value="2013-11-11T00:00:00" table:style-name="ce5">
            <text:p>11/11/2013</text:p>
          </table:table-cell>
          <table:table-cell office:value-type="date" office:date-value="2013-11-14T00:00:00" table:style-name="ce5">
            <text:p>14/11/201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08/10/2013 20:41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7" table:style-name="ce4">
            <text:p>5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ratamento de não conformidades da Sprint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1/2013 19:34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40 h</text:p>
          </table:table-cell>
          <table:table-cell table:number-columns-repeated="2" table:style-name="ce4"/>
          <table:table-cell office:value-type="string" table:style-name="ce4">
            <text:p>Benedito Cardoso dos Santos Neto</text:p>
          </table:table-cell>
          <table:table-cell office:value-type="string" table:style-name="ce4">
            <text:p>Fellipe Cesar <text:s/>Fernandes Pinheiro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6" table:style-name="ce4">
            <text:p>5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unicação da linha bas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8/11/2013 19:45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39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5" table:style-name="ce4">
            <text:p>5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tatus da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18/10/2013 20:4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4" table:style-name="ce4">
            <text:p>5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uditoria de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23/10/2013 11:20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8/10/2013 20:38 h</text:p>
          </table:table-cell>
          <table:table-cell table:number-columns-repeated="2" table:style-name="ce4"/>
          <table:table-cell office:value-type="string" table:style-name="ce4">
            <text:p>Danillo Guimaraes de Oliveira</text:p>
          </table:table-cell>
          <table:table-cell office:value-type="string" table:style-name="ce4">
            <text:p>Gustavo Martins Teixeira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companhameto dos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08/10/2013 20:37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52" table:style-name="ce4">
            <text:p>5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Comprometimento da Equip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4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5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astreabilidade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35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08/10/2013 20:34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Configuraçã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rotótip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rtur Pascualote <text:s/>Santos</text:p>
          </table:table-cell>
          <table:table-cell office:value-type="string" table:style-name="ce4">
            <text:p>29/11/2013 19:33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3 h</text:p>
          </table:table-cell>
          <table:table-cell table:number-columns-repeated="7" table:style-name="ce4"/>
          <table:table-cell office:value-type="string" table:style-name="ce4">
            <text:p>D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pecificaç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26/11/2013 11:2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70" table:style-name="ce4">
            <text:p>70</text:p>
          </table:table-cell>
          <table:table-cell office:value-type="float" office:value="36" table:style-name="ce4">
            <text:p>3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2 h</text:p>
          </table:table-cell>
          <table:table-cell table:number-columns-repeated="2" table:style-name="ce4"/>
          <table:table-cell office:value-type="string" table:style-name="ce4">
            <text:p>Ulysses <text:s/>Alexandre Alves</text:p>
          </table:table-cell>
          <table:table-cell office:value-type="string" table:style-name="ce4">
            <text:p>Raul Barc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ocumento de Vis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Vinicius Dantas Coutinho</text:p>
          </table:table-cell>
          <table:table-cell office:value-type="string" table:style-name="ce4">
            <text:p>08/11/2013 20:01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60" table:style-name="ce4">
            <text:p>6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1 h</text:p>
          </table:table-cell>
          <table:table-cell table:number-columns-repeated="2" table:style-name="ce4"/>
          <table:table-cell office:value-type="string" table:style-name="ce4">
            <text:p>Ulysses <text:s/>Alexandre Alves</text:p>
          </table:table-cell>
          <table:table-cell office:value-type="string" table:style-name="ce4">
            <text:p>Raul Barc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Mudanção de Requisit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2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30 h</text:p>
          </table:table-cell>
          <table:table-cell table:number-columns-repeated="2" table:style-name="ce4"/>
          <table:table-cell office:value-type="string" table:style-name="ce4">
            <text:p>Arthur Melo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46" table:style-name="ce4">
            <text:p>4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Análise de Viabilidade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0/2013 09:02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08/10/2013 20:27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o Escop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10-11T00:00:00" table:style-name="ce5">
            <text:p>11/10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20:23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44" table:style-name="ce4">
            <text:p>4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Alta</text:p>
          </table:table-cell>
          <table:table-cell office:value-type="string" table:style-name="ce4">
            <text:p>Sprint 3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29/11/2013 20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2-05T00:00:00" table:style-name="ce5">
            <text:p>05/12/2013</text:p>
          </table:table-cell>
          <table:table-cell office:value-type="float" office:value="263" table:style-name="ce4">
            <text:p>263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08/10/2013 20:1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43" table:style-name="ce4">
            <text:p>4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118: Sprint 6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Verificar Documento de Requisitos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Ana Cláudia Santana Moreira</text:p>
          </table:table-cell>
          <table:table-cell office:value-type="string" table:style-name="ce4">
            <text:p>29/11/2013 20:22 h</text:p>
          </table:table-cell>
          <table:table-cell table:number-columns-repeated="2" table:style-name="ce4"/>
          <table:table-cell office:value-type="date" office:date-value="2013-10-08T00:00:00" table:style-name="ce5">
            <text:p>08/10/2013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8/10/2013 13:22 h</text:p>
          </table:table-cell>
          <table:table-cell table:number-columns-repeated="7" table:style-name="ce4"/>
          <table:table-cell office:value-type="string" table:style-name="ce4">
            <text:p>VE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9" table:style-name="ce4">
            <text:p>3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2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3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04T00:00:00" table:style-name="ce5">
            <text:p>04/10/20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31 h</text:p>
          </table:table-cell>
          <table:table-cell table:number-columns-repeated="2" table:style-name="ce4"/>
          <table:table-cell office:value-type="string" table:style-name="ce4">
            <text:p>Gabriel Benicio Lopes Alves Damasceno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2</text:p>
          </table:table-cell>
          <table:table-cell office:value-type="string" table:style-name="ce4">
            <text:p>Lucas Carvalho Lima</text:p>
          </table:table-cell>
          <table:table-cell table:style-name="ce4"/>
          <table:table-cell office:value-type="string" table:style-name="ce4">
            <text:p>27/10/2013 11:57 h</text:p>
          </table:table-cell>
          <table:table-cell table:number-columns-repeated="2" table:style-name="ce4"/>
          <table:table-cell office:value-type="date" office:date-value="2013-10-10T00:00:00" table:style-name="ce5">
            <text:p>10/10/2013</text:p>
          </table:table-cell>
          <table:table-cell office:value-type="date" office:date-value="2013-10-10T00:00:00" table:style-name="ce5">
            <text:p>10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>
          <table:table-cell office:value-type="float" office:value="37" table:style-name="ce4">
            <text:p>3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2</text:p>
          </table:table-cell>
          <table:table-cell office:value-type="string" table:style-name="ce4">
            <text:p>Lucas Carvalho Lima</text:p>
          </table:table-cell>
          <table:table-cell table:style-name="ce4"/>
          <table:table-cell office:value-type="string" table:style-name="ce4">
            <text:p>28/11/2013 20:4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1T00:00:00" table:style-name="ce5">
            <text:p>11/10/201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04/10/2013 20:2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6" table:style-name="ce4">
            <text:p>3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Maven<text:s/>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Rogério Tristao Junior</text:p>
          </table:table-cell>
          <table:table-cell office:value-type="string" table:style-name="ce4">
            <text:p>10/10/2013 20:45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2" table:style-name="ce4">
            <text:p>2</text:p>
          </table:table-cell>
          <table:table-cell office:value-type="float" office:value="5.5" table:style-name="ce4">
            <text:p>5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4 h</text:p>
          </table:table-cell>
          <table:table-cell table:number-columns-repeated="2" table:style-name="ce4"/>
          <table:table-cell office:value-type="string" table:style-name="ce4">
            <text:p>Natan Pimenta da Silva</text:p>
          </table:table-cell>
          <table:table-cell office:value-type="string" table:style-name="ce4">
            <text:p>Muryllo Tiraza Santo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utorial SVN</text:p>
          </table:table-cell>
          <table:table-cell office:value-type="string" table:style-name="ce4">
            <text:p>Lucas Carvalho Lima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2/10/2013 02:47 h</text:p>
          </table:table-cell>
          <table:table-cell table:number-columns-repeated="2" table:style-name="ce4"/>
          <table:table-cell office:value-type="date" office:date-value="2013-10-04T00:00:00" table:style-name="ce5">
            <text:p>04/10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20:22 h</text:p>
          </table:table-cell>
          <table:table-cell table:number-columns-repeated="2" table:style-name="ce4"/>
          <table:table-cell office:value-type="string" table:style-name="ce4">
            <text:p>Rogério Tristao Junior</text:p>
          </table:table-cell>
          <table:table-cell office:value-type="string" table:style-name="ce4">
            <text:p>Muryllo Tiraza Santos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Sprint</text:p>
          </table:table-cell>
          <table:table-cell table:style-name="ce4"/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Sprint 1</text:p>
          </table:table-cell>
          <table:table-cell office:value-type="string" table:style-name="ce4">
            <text:p>Gabriel Benicio Lopes Alves Damasceno</text:p>
          </table:table-cell>
          <table:table-cell table:style-name="ce4"/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6T00:00:00" table:style-name="ce5">
            <text:p>26/09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04/10/2013 19:1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Arquitetur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álisson Bruno Vitor</text:p>
          </table:table-cell>
          <table:table-cell office:value-type="string" table:style-name="ce4">
            <text:p>02/12/2013 19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0T00:00:00" table:style-name="ce5">
            <text:p>10/10/2013</text:p>
          </table:table-cell>
          <table:table-cell table:style-name="ce4"/>
          <table:table-cell office:value-type="float" office:value="32" table:style-name="ce4">
            <text:p>3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11 h</text:p>
          </table:table-cell>
          <table:table-cell table:number-columns-repeated="2" table:style-name="ce4"/>
          <table:table-cell office:value-type="string" table:style-name="ce4">
            <text:p>Ciro Anacleto Dias Junior</text:p>
          </table:table-cell>
          <table:table-cell office:value-type="string" table:style-name="ce4">
            <text:p>Raul Barca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32" table:style-name="ce4">
            <text:p>3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udar tecnologias JAVASCRIPT, HTML, CSS e SVN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llo Pinheiro Neto</text:p>
          </table:table-cell>
          <table:table-cell office:value-type="string" table:style-name="ce4">
            <text:p>07/11/2013 19:2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0T00:00:00" table:style-name="ce5">
            <text:p>10/10/20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9 h</text:p>
          </table:table-cell>
          <table:table-cell table:number-columns-repeated="2" table:style-name="ce4"/>
          <table:table-cell office:value-type="string" table:style-name="ce4">
            <text:p>Vinicius Dantas Coutinho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Desenvolviment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studar tecnologias JAVA e SVN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Natan Pimenta da Silva</text:p>
          </table:table-cell>
          <table:table-cell office:value-type="string" table:style-name="ce4">
            <text:p>18/10/2013 23:5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Verificação/Validaçã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Homolog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29/11/2013 20:2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7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Augusto <text:s/>Cesar Fernandes Borges</text:p>
          </table:table-cell>
          <table:table-cell table:number-columns-repeated="3" table:style-name="ce4"/>
          <table:table-cell office:value-type="string" table:style-name="ce4">
            <text:p>VAL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9" table:style-name="ce4">
            <text:p>2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Atividades de Inspeção de Valid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04/11/2013 10:3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6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table:number-columns-repeated="2" table:style-name="ce4"/>
          <table:table-cell office:value-type="float" office:value="232" table:style-name="ce4">
            <text:p>232</text:p>
          </table:table-cell>
          <table:table-cell table:number-columns-repeated="2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8" table:style-name="ce4">
            <text:p>2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Valid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afael Braga</text:p>
          </table:table-cell>
          <table:table-cell office:value-type="string" table:style-name="ce4">
            <text:p>18/11/2013 11:0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5 h</text:p>
          </table:table-cell>
          <table:table-cell table:number-columns-repeated="2" table:style-name="ce4"/>
          <table:table-cell office:value-type="string" table:style-name="ce4">
            <text:p>Gabriel de Oliveira Moreira</text:p>
          </table:table-cell>
          <table:table-cell office:value-type="string" table:style-name="ce4">
            <text:p>Augusto <text:s/>Cesar Fernandes Borg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7" table:style-name="ce4">
            <text:p>2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Testes Unitários e Integra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4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2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6" table:style-name="ce4">
            <text:p>2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Registro de Atividades de Inspeção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3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1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5" table:style-name="ce4">
            <text:p>2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verific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Thais Cardoso Moura de Souza</text:p>
          </table:table-cell>
          <table:table-cell office:value-type="string" table:style-name="ce4">
            <text:p>07/10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4T00:00:00" table:style-name="ce5">
            <text:p>04/10/2013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4/10/2013 00:00 h</text:p>
          </table:table-cell>
          <table:table-cell table:number-columns-repeated="2" table:style-name="ce4"/>
          <table:table-cell office:value-type="string" table:style-name="ce4">
            <text:p>Ana Cláudia Santana Moreira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4" table:style-name="ce4">
            <text:p>2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Especificaç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4/10/2013 19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9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3" table:style-name="ce4">
            <text:p>2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Documento de Vis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4/10/2013 19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8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2" table:style-name="ce4">
            <text:p>2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Engenharia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Cláudio Cavalcante Tonhá</text:p>
          </table:table-cell>
          <table:table-cell office:value-type="string" table:style-name="ce4">
            <text:p>08/10/2013 20:17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8 h</text:p>
          </table:table-cell>
          <table:table-cell table:number-columns-repeated="2" table:style-name="ce4"/>
          <table:table-cell office:value-type="string" table:style-name="ce4">
            <text:p>Artur Pascualote <text:s/>Santos</text:p>
          </table:table-cell>
          <table:table-cell office:value-type="string" table:style-name="ce4">
            <text:p>Ulysses <text:s/>Alexandre Alves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1" table:style-name="ce4">
            <text:p>2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Templates de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Herbert Batista Nunes</text:p>
          </table:table-cell>
          <table:table-cell office:value-type="string" table:style-name="ce4">
            <text:p>11/10/2013 20:2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4" table:visibility="filter">
          <table:table-cell office:value-type="float" office:value="20" table:style-name="ce4">
            <text:p>2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138: Sprint 7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mento das Medições das Sprint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runo Luz Martins</text:p>
          </table:table-cell>
          <table:table-cell office:value-type="string" table:style-name="ce4">
            <text:p>13/11/2013 15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6 h</text:p>
          </table:table-cell>
          <table:table-cell table:number-columns-repeated="2" table:style-name="ce4"/>
          <table:table-cell office:value-type="string" table:style-name="ce4">
            <text:p>Rhaissa Nogueira Arant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o de Medi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Rhaissa Nogueira Arantes</text:p>
          </table:table-cell>
          <table:table-cell office:value-type="string" table:style-name="ce4">
            <text:p>14/10/2013 13:3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14" table:style-name="ce4">
            <text:p>14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5 h</text:p>
          </table:table-cell>
          <table:table-cell table:number-columns-repeated="2" table:style-name="ce4"/>
          <table:table-cell office:value-type="string" table:style-name="ce4">
            <text:p>Herbert Batista Nunes</text:p>
          </table:table-cell>
          <table:table-cell table:number-columns-repeated="5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8" table:style-name="ce4">
            <text:p>1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Abert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Métricas de Qualidade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08/10/2013 20:1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54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7" table:style-name="ce4">
            <text:p>1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tratamento de não conformidade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dressa <text:s/>Guimaraes</text:p>
          </table:table-cell>
          <table:table-cell office:value-type="string" table:style-name="ce4">
            <text:p>07/11/2013 19:52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3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6" table:style-name="ce4">
            <text:p>1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Template de laudo de qualidade de produto e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Benedito Cardoso dos Santos Neto</text:p>
          </table:table-cell>
          <table:table-cell office:value-type="string" table:style-name="ce4">
            <text:p>08/10/2013 22:53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2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5" table:style-name="ce4">
            <text:p>1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Qualidade do Proje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Jonathan da Silva Pereira</text:p>
          </table:table-cell>
          <table:table-cell office:value-type="string" table:style-name="ce4">
            <text:p>31/10/2013 12:18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03/10/2013 23:51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4" table:style-name="ce4">
            <text:p>1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Auditorias de GC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7/11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50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3" table:style-name="ce4">
            <text:p>1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44: Sprint 3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Template de Tratamento de mudanças em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18/10/2013 20:1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17T00:00:00" table:style-name="ce5">
            <text:p>17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9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2" table:style-name="ce4">
            <text:p>1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Gerência de Configur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Daniella <text:s/>de Oliveira Costa</text:p>
          </table:table-cell>
          <table:table-cell office:value-type="string" table:style-name="ce4">
            <text:p>07/11/2013 19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8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1" table:style-name="ce4">
            <text:p>1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Planejar Reunião de Requisitos<text:s/>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Emerson José Porfírio</text:p>
          </table:table-cell>
          <table:table-cell office:value-type="string" table:style-name="ce4">
            <text:p>29/11/2013 19:41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7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GRE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10" table:style-name="ce4">
            <text:p>10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7: Sprint 2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gistro de Comprometiment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3/10/2013 23:46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9" table:style-name="ce4">
            <text:p>9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Comunicaçã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5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8" table:style-name="ce4">
            <text:p>8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ões de RH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7/10/2013 16:59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1.5" table:style-name="ce4">
            <text:p>1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4 h</text:p>
          </table:table-cell>
          <table:table-cell table:number-columns-repeated="2" table:style-name="ce4"/>
          <table:table-cell office:value-type="string" table:style-name="ce4">
            <text:p>Lucas Carvalho Lima</text:p>
          </table:table-cell>
          <table:table-cell office:value-type="string" table:style-name="ce4">
            <text:p>Antônio Carlos de Freitas Silv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7" table:style-name="ce4">
            <text:p>7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Plano de Riscos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41 h</text:p>
          </table:table-cell>
          <table:table-cell table:number-columns-repeated="2" table:style-name="ce4"/>
          <table:table-cell office:value-type="string" table:style-name="ce4">
            <text:p>Emerson José Porfírio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6" table:style-name="ce4">
            <text:p>6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Em andamento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r Cronogram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6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03/10/2013 23:40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5" table:style-name="ce4">
            <text:p>5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 EAP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11/11/2013 10:55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9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4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4" table:style-name="ce4">
            <text:p>4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das Equipes da Sprint 1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29/11/2013 08:25 h</text:p>
          </table:table-cell>
          <table:table-cell table:number-columns-repeated="2" table:style-name="ce4"/>
          <table:table-cell office:value-type="date" office:date-value="2013-09-30T00:00:00" table:style-name="ce5">
            <text:p>30/09/2013</text:p>
          </table:table-cell>
          <table:table-cell office:value-type="date" office:date-value="2013-09-30T00:00:00" table:style-name="ce5">
            <text:p>30/09/201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7 h</text:p>
          </table:table-cell>
          <table:table-cell table:number-columns-repeated="2" table:style-name="ce4"/>
          <table:table-cell office:value-type="string" table:style-name="ce4">
            <text:p>Antônio Carlos de Freitas Silva</text:p>
          </table:table-cell>
          <table:table-cell office:value-type="string" table:style-name="ce4">
            <text:p>Lucas Carvalho Lima</text:p>
          </table:table-cell>
          <table:table-cell table:number-columns-repeated="3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3" table:style-name="ce4">
            <text:p>3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Elaborar o Plano de Projetos.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Gabriel Benicio Lopes Alves Damasceno</text:p>
          </table:table-cell>
          <table:table-cell office:value-type="string" table:style-name="ce4">
            <text:p>07/11/2013 21:56 h</text:p>
          </table:table-cell>
          <table:table-cell table:number-columns-repeated="2" table:style-name="ce4"/>
          <table:table-cell office:value-type="date" office:date-value="2013-09-26T00:00:00" table:style-name="ce5">
            <text:p>26/09/2013</text:p>
          </table:table-cell>
          <table:table-cell office:value-type="date" office:date-value="2013-10-03T00:00:00" table:style-name="ce5">
            <text:p>03/10/2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3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1" table:visibility="filter">
          <table:table-cell office:value-type="float" office:value="2" table:style-name="ce4">
            <text:p>2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História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Relatório Individual - Sprint 1</text:p>
          </table:table-cell>
          <table:table-cell office:value-type="string" table:style-name="ce4">
            <text:p>Antônio Carlos de Freitas Silva</text:p>
          </table:table-cell>
          <table:table-cell table:style-name="ce4"/>
          <table:table-cell office:value-type="string" table:style-name="ce4">
            <text:p>10/10/2013 20:28 h</text:p>
          </table:table-cell>
          <table:table-cell table:number-columns-repeated="2" table:style-name="ce4"/>
          <table:table-cell office:value-type="date" office:date-value="2013-10-03T00:00:00" table:style-name="ce5">
            <text:p>03/10/2013</text:p>
          </table:table-cell>
          <table:table-cell office:value-type="date" office:date-value="2013-10-04T00:00:00" table:style-name="ce5">
            <text:p>04/10/2013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25 h</text:p>
          </table:table-cell>
          <table:table-cell table:number-columns-repeated="8" table:style-name="ce4"/>
          <table:table-cell office:value-type="string" table:style-name="ce4">
            <text:p>false</text:p>
          </table:table-cell>
          <table:table-cell table:number-columns-repeated="16357"/>
        </table:table-row>
        <table:table-row table:style-name="ro5" table:visibility="filter">
          <table:table-cell office:value-type="float" office:value="1" table:style-name="ce4">
            <text:p>1</text:p>
          </table:table-cell>
          <table:table-cell office:value-type="string" table:style-name="ce4">
            <text:p>relprev-022013</text:p>
          </table:table-cell>
          <table:table-cell office:value-type="string" table:style-name="ce4">
            <text:p>Análise/Estudo</text:p>
          </table:table-cell>
          <table:table-cell office:value-type="string" table:style-name="ce4">
            <text:p>Sprint #34: Sprint 1</text:p>
          </table:table-cell>
          <table:table-cell office:value-type="string" table:style-name="ce4">
            <text:p>Concluida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efinição e ajustes no macro fluxo do Processo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Antônio Carlos de Freitas Silva</text:p>
          </table:table-cell>
          <table:table-cell office:value-type="string" table:style-name="ce4">
            <text:p>29/11/2013 08:24 h</text:p>
          </table:table-cell>
          <table:table-cell table:number-columns-repeated="2" table:style-name="ce4"/>
          <table:table-cell office:value-type="date" office:date-value="2013-09-27T00:00:00" table:style-name="ce5">
            <text:p>27/09/2013</text:p>
          </table:table-cell>
          <table:table-cell office:value-type="date" office:date-value="2013-10-03T00:00:00" table:style-name="ce5">
            <text:p>03/10/2013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03/10/2013 23:21 h</text:p>
          </table:table-cell>
          <table:table-cell table:number-columns-repeated="7" table:style-name="ce4"/>
          <table:table-cell office:value-type="string" table:style-name="ce4">
            <text:p>GPR</text:p>
          </table:table-cell>
          <table:table-cell office:value-type="string" table:style-name="ce4">
            <text:p>false</text:p>
          </table:table-cell>
          <table:table-cell table:number-columns-repeated="16357"/>
        </table:table-row>
        <table:table-row table:number-rows-repeated="1048266" table:style-name="ro1">
          <table:table-cell table:number-columns-repeated="16384"/>
        </table:table-row>
      </table:table>
      <table:database-ranges>
        <table:database-range table:target-range-address="Acompanhemento.A1:Acompanhemento.Z310" table:display-filter-buttons="true">
          <table:filter>
            <table:filter-condition table:field-number="3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haissa Nogueira</meta:initial-creator>
    <dc:creator>Rhaissa Nogueira</dc:creator>
    <meta:creation-date>2013-11-26T01:18:04Z</meta:creation-date>
    <dc:date>2013-12-05T22:26:40Z</dc:date>
  </office:meta>
</office:document-meta>
</file>